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3">
      <style:text-properties style:font-name="Arial1"/>
    </style:style>
    <style:style style:name="P2" style:family="paragraph" style:parent-style-name="Text_20_body">
      <style:text-properties style:font-name="Arial1"/>
    </style:style>
    <style:style style:name="P3" style:family="paragraph" style:parent-style-name="Text_20_body" style:list-style-name="L1"/>
    <style:style style:name="P4" style:family="paragraph" style:parent-style-name="Text_20_body" style:list-style-name="L2">
      <style:text-properties style:font-name="Arial1"/>
    </style:style>
    <style:style style:name="P5" style:family="paragraph" style:parent-style-name="Text_20_body" style:list-style-name="L2"/>
    <style:style style:name="P6" style:family="paragraph" style:parent-style-name="Text_20_body" style:list-style-name="L3">
      <style:text-properties style:font-name="Arial1"/>
    </style:style>
    <style:style style:name="P7" style:family="paragraph" style:parent-style-name="Table_20_Contents">
      <style:text-properties style:font-name="Arial1" fo:language="el" fo:country="GR" fo:font-weight="bold" officeooo:rsid="0007bece" officeooo:paragraph-rsid="0007bece" style:font-weight-asian="bold" style:font-weight-complex="bold"/>
    </style:style>
    <style:style style:name="P8" style:family="paragraph" style:parent-style-name="Table_20_Contents">
      <style:text-properties style:font-name="Arial1" fo:language="el" fo:country="GR" officeooo:rsid="0007bece" officeooo:paragraph-rsid="0007bece"/>
    </style:style>
    <style:style style:name="P9" style:family="paragraph" style:parent-style-name="Standard">
      <style:text-properties style:font-name="Arial1"/>
    </style:style>
    <style:style style:name="P10" style:family="paragraph" style:parent-style-name="Horizontal_20_Line">
      <style:text-properties style:font-name="Arial1"/>
    </style:style>
    <style:style style:name="P11" style:family="paragraph" style:parent-style-name="Heading_20_2">
      <style:text-properties style:font-name="Arial1"/>
    </style:style>
    <style:style style:name="P12" style:family="paragraph" style:parent-style-name="Text_20_body" style:list-style-name="L4">
      <style:text-properties style:font-name="Arial1"/>
    </style:style>
    <style:style style:name="P13" style:family="paragraph" style:parent-style-name="Text_20_body" style:list-style-name="L5">
      <style:text-properties style:font-name="Arial1"/>
    </style:style>
    <style:style style:name="P14" style:family="paragraph" style:parent-style-name="Text_20_body" style:list-style-name="L6">
      <style:text-properties style:font-name="Arial1"/>
    </style:style>
    <style:style style:name="P15" style:family="paragraph" style:parent-style-name="Table_20_Contents">
      <style:text-properties style:font-name="Arial1" fo:font-weight="bold" style:font-weight-asian="bold" style:font-weight-complex="bold"/>
    </style:style>
    <style:style style:name="P16" style:family="paragraph" style:parent-style-name="Table_20_Contents">
      <style:text-properties style:font-name="Arial1"/>
    </style:style>
    <style:style style:name="P17" style:family="paragraph" style:parent-style-name="Text_20_body" style:list-style-name="L7">
      <style:text-properties style:font-name="Arial1"/>
    </style:style>
    <style:style style:name="T1" style:family="text">
      <style:text-properties style:font-name="Arial1"/>
    </style:style>
    <style:style style:name="T2" style:family="text">
      <style:text-properties fo:language="en" fo:country="US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">1. </text:span><text:span text:style-name="Strong_20_Emphasis"><text:span text:style-name="T1">ΓΕΝΙΚΟ ΣΧΕΔΙΟ ΕΛΕΓΧΟΥ (Test Master Plan)</text:span></text:span></text:h>
      <text:h text:style-name="P1" text:outline-level="3">1.1 Σκοπός</text:h>
      <text:p text:style-name="P2">Ο σκοπός είναι να διασφαλιστεί ότι το σύστημα λειτουργεί σύμφωνα με τις απαιτήσεις του πελάτη, εντοπίζοντας σφάλματα πριν την τελική παράδοση.</text:p>
      <text:h text:style-name="P1" text:outline-level="3">1.2 Προσεγγίσεις</text:h>
      <text:list text:style-name="L1">
        <text:list-item>
          <text:p text:style-name="P3"><text:span text:style-name="Strong_20_Emphasis"><text:span text:style-name="T1">Λειτουργικός έλεγχος (black box)</text:span></text:span><text:span text:style-name="T1"> για τον τελικό χρήστη.</text:span></text:p>
        </text:list-item>
        <text:list-item>
          <text:p text:style-name="P3"><text:span text:style-name="Strong_20_Emphasis"><text:span text:style-name="T1">Δομικός έλεγχος (white box)</text:span></text:span><text:span text:style-name="T1"> για κώδικα/δομές.</text:span></text:p>
        </text:list-item>
        <text:list-item>
          <text:p text:style-name="P3"><text:span text:style-name="Strong_20_Emphasis"><text:span text:style-name="T1">Έλεγχος ασφάλειας</text:span></text:span><text:span text:style-name="T1"> για μη εξουσιοδοτημένη πρόσβαση.</text:span></text:p>
        </text:list-item>
      </text:list>
      <text:h text:style-name="P1" text:outline-level="3">1.3 Μέσα</text:h>
      <text:list text:style-name="L2">
        <text:list-item>
          <text:p text:style-name="P4">IDE (π.χ. PyCharm, VS Code)</text:p>
        </text:list-item>
        <text:list-item>
          <text:p text:style-name="P5"><text:span text:style-name="T1">Εργαλεία Testing: </text:span><text:span text:style-name="Source_20_Text"><text:span text:style-name="T1">unittest</text:span></text:span><text:span text:style-name="T1">, </text:span><text:span text:style-name="Source_20_Text"><text:span text:style-name="T1">pytest</text:span></text:span><text:span text:style-name="T1">, Postman (για API), Selenium (για UI)</text:span></text:p>
        </text:list-item>
        <text:list-item>
          <text:p text:style-name="P4">Τεστ δεδομένα (π.χ. χρήστες, κρατήσεις, κωδικοί)</text:p>
        </text:list-item>
      </text:list>
      <text:h text:style-name="P1" text:outline-level="3">1.4 Κριτήρια Τερματισμού</text:h>
      <text:list text:style-name="L3">
        <text:list-item>
          <text:p text:style-name="P6">Επιτυχής εκτέλεση όλων των test cases.</text:p>
        </text:list-item>
        <text:list-item>
          <text:p text:style-name="P6">Μη εντοπισμός κρίσιμων/υψηλών σφαλμάτων.</text:p>
        </text:list-item>
        <text:list-item>
          <text:p text:style-name="P6">Επικάλυψη tests &gt; 80%.</text:p>
        </text:list-item>
        <text:list-item>
          <text:p text:style-name="P6">Επιβεβαίωση όλων των διορθώσεων.</text:p>
        </text:list-item>
      </text:list>
      <text:h text:style-name="P1" text:outline-level="3">1.5 Χρονοδιάγραμμα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7">Βημα</text:p>
          </table:table-cell>
          <table:table-cell table:style-name="Table1.B1" office:value-type="string">
            <text:p text:style-name="P7">Ημερομηνια</text:p>
          </table:table-cell>
        </table:table-row>
        <table:table-row>
          <table:table-cell table:style-name="Table1.A2" office:value-type="string">
            <text:p text:style-name="P8">Σχεδιασμος <text:span text:style-name="T2">test</text:span></text:p>
          </table:table-cell>
          <table:table-cell table:style-name="Table1.B2" office:value-type="string">
            <text:p text:style-name="P8">20/4 - 22/4</text:p>
          </table:table-cell>
        </table:table-row>
        <table:table-row>
          <table:table-cell table:style-name="Table1.A2" office:value-type="string">
            <text:p text:style-name="P8">Εκτελεση πρωτων ελεγχων </text:p>
          </table:table-cell>
          <table:table-cell table:style-name="Table1.B2" office:value-type="string">
            <text:p text:style-name="P8">23/4 - 24/4</text:p>
          </table:table-cell>
        </table:table-row>
        <table:table-row>
          <table:table-cell table:style-name="Table1.A2" office:value-type="string">
            <text:p text:style-name="P8">Αναφορες και διορθωσεις</text:p>
          </table:table-cell>
          <table:table-cell table:style-name="Table1.B2" office:value-type="string">
            <text:p text:style-name="P8">25/4 - 27/4</text:p>
          </table:table-cell>
        </table:table-row>
        <table:table-row>
          <table:table-cell table:style-name="Table1.A2" office:value-type="string">
            <text:p text:style-name="P8">Τελικος Ελεεγχος</text:p>
          </table:table-cell>
          <table:table-cell table:style-name="Table1.B2" office:value-type="string">
            <text:p text:style-name="P8">28/4</text:p>
          </table:table-cell>
        </table:table-row>
      </table:table>
      <text:p text:style-name="P9"/>
      <text:p text:style-name="P10"/>
      <text:h text:style-name="P11" text:outline-level="2">✅ 2. <text:span text:style-name="Strong_20_Emphasis">ΣΧΕΔΙΑΣΜΟΣ ΕΛΕΓΧΩΝ</text:span></text:h>
      <text:h text:style-name="P1" text:outline-level="3">2.1 Περιπτώσεις Ελέγχου (Test Cases)</text:h>
      <text:list text:style-name="L4">
        <text:list-item>
          <text:p text:style-name="P12"><text:span text:style-name="Strong_20_Emphasis">Κλειστού κουτιού</text:span>: Τιμές εισόδου/εξόδου (π.χ. κράτηση χωρίς προορισμό ➜ σφάλμα).</text:p>
        </text:list-item>
        <text:list-item>
          <text:p text:style-name="P12"><text:soft-page-break/><text:span text:style-name="Strong_20_Emphasis">Ανοικτού κουτιού</text:span>: Έλεγχος κλάσεων, συνθηκών, βρόχων.</text:p>
        </text:list-item>
        <text:list-item>
          <text:p text:style-name="P12"><text:span text:style-name="Strong_20_Emphasis">Ασφάλειας</text:span>: Μη εξουσιοδοτημένη διαγραφή κρατήσεων.</text:p>
        </text:list-item>
      </text:list>
      <text:h text:style-name="P1" text:outline-level="3">2.2 Διαδικασίες Ελέγχου</text:h>
      <text:list text:style-name="L5">
        <text:list-item>
          <text:p text:style-name="P13">Ορισμός σεναρίων (test scenarios)</text:p>
        </text:list-item>
        <text:list-item>
          <text:p text:style-name="P13">Περιγραφή βημάτων</text:p>
        </text:list-item>
        <text:list-item>
          <text:p text:style-name="P13">Αναμενόμενα αποτελέσματα</text:p>
        </text:list-item>
        <text:list-item>
          <text:p text:style-name="P13">Παρακολούθηση πραγματικών αποτελεσμάτων</text:p>
        </text:list-item>
      </text:list>
      <text:p text:style-name="P10"/>
      <text:h text:style-name="P11" text:outline-level="2">✅ 3. <text:span text:style-name="Strong_20_Emphasis">ΔΙΕΚΠΕΡΑΙΩΣΗ ΕΛΕΓΧΩΝ</text:span></text:h>
      <text:h text:style-name="P1" text:outline-level="3">Ροή διαδικασίας:</text:h>
      <text:list text:style-name="L6">
        <text:list-item>
          <text:p text:style-name="P14">Ο προγραμματιστής παραδίδει το τμήμα.</text:p>
        </text:list-item>
        <text:list-item>
          <text:p text:style-name="P14">Ο ελεγκτής το δοκιμάζει με βάση τις test cases.</text:p>
        </text:list-item>
        <text:list-item>
          <text:p text:style-name="P14">Επιστρέφει λίστα λαθών.</text:p>
        </text:list-item>
        <text:list-item>
          <text:p text:style-name="P14">Ο προγραμματιστής διορθώνει.</text:p>
        </text:list-item>
        <text:list-item>
          <text:p text:style-name="P14">Ο ελεγκτής επανελέγχει.</text:p>
        </text:list-item>
        <text:list-item>
          <text:p text:style-name="P14">Ολοκληρώνεται ο έλεγχος και προχωράμε σε άλλο τμήμα.</text:p>
        </text:list-item>
      </text:list>
      <text:p text:style-name="P2">📌 <text:span text:style-name="Strong_20_Emphasis">Σημείωση</text:span>: Αν οι προγραμματιστές δουλεύουν με <text:span text:style-name="Strong_20_Emphasis">top-down</text:span>, ο ελεγκτής ξεκινά τον έλεγχο από την κορυφή. Αν είναι <text:span text:style-name="Strong_20_Emphasis">bottom-up</text:span>, ξεκινά από modules/units.</text:p>
      <text:p text:style-name="P10"/>
      <text:h text:style-name="P11" text:outline-level="2">✅ 4. <text:span text:style-name="Strong_20_Emphasis">ΤΕΚΜΗΡΙΩΣΗ ΕΛΕΓΧΟΥ</text:span></text:h>
      <text:h text:style-name="P1" text:outline-level="3">4.1 Ημερολόγιο Ελέγχου</text:h>
      <text:p text:style-name="P2">Π.χ.: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15">Ημερομηνία </text:p>
          </table:table-cell>
          <table:table-cell table:style-name="Table2.A1" office:value-type="string">
            <text:p text:style-name="P15">Τμήμα </text:p>
          </table:table-cell>
          <table:table-cell table:style-name="Table2.A1" office:value-type="string">
            <text:p text:style-name="P15">Tester </text:p>
          </table:table-cell>
          <table:table-cell table:style-name="Table2.D1" office:value-type="string">
            <text:p text:style-name="P15">Σχόλια </text:p>
          </table:table-cell>
        </table:table-row>
        <table:table-row>
          <table:table-cell table:style-name="Table2.A2" office:value-type="string">
            <text:p text:style-name="P16">24/4 </text:p>
          </table:table-cell>
          <table:table-cell table:style-name="Table2.A2" office:value-type="string">
            <text:p text:style-name="P16">login.py </text:p>
          </table:table-cell>
          <table:table-cell table:style-name="Table2.A2" office:value-type="string">
            <text:p text:style-name="P16">Μαρία </text:p>
          </table:table-cell>
          <table:table-cell table:style-name="Table2.D2" office:value-type="string">
            <text:p text:style-name="P16">Αποτυχία στο invalid pass </text:p>
          </table:table-cell>
        </table:table-row>
        <table:table-row>
          <table:table-cell table:style-name="Table2.A2" office:value-type="string">
            <text:p text:style-name="P16">25/4 </text:p>
          </table:table-cell>
          <table:table-cell table:style-name="Table2.A2" office:value-type="string">
            <text:p text:style-name="P16">booking.py </text:p>
          </table:table-cell>
          <table:table-cell table:style-name="Table2.A2" office:value-type="string">
            <text:p text:style-name="P16">Νίκος </text:p>
          </table:table-cell>
          <table:table-cell table:style-name="Table2.D2" office:value-type="string">
            <text:p text:style-name="P16">OK </text:p>
          </table:table-cell>
        </table:table-row>
      </table:table>
      <text:p text:style-name="P9"/>
      <text:h text:style-name="P1" text:outline-level="3">4.2 Έκθεση διαβίβασης</text:h>
      <text:p text:style-name="P2">Π.χ. "Παραδίδεται το αρχείο <text:span text:style-name="Source_20_Text">booking.py</text:span> για έλεγχο από τον Νίκο, έκδοση v0.9"</text:p>
      <text:h text:style-name="P1" text:outline-level="3"><text:soft-page-break/>4.3 Έκθεση συμβάντων</text:h>
      <text:list text:style-name="L7">
        <text:list-item>
          <text:p text:style-name="P17"><text:span text:style-name="Source_20_Text">#001</text:span> — Ανεπιτυχής κράτηση χωρίς email — <text:span text:style-name="Strong_20_Emphasis">Κρίσιμο</text:span></text:p>
        </text:list-item>
        <text:list-item>
          <text:p text:style-name="P17"><text:span text:style-name="Source_20_Text">#002</text:span> — Διπλή εμφάνιση επιλογών πακέτων — <text:span text:style-name="Strong_20_Emphasis">Μέσο</text:span></text:p>
        </text:list-item>
      </text:list>
      <text:h text:style-name="P1" text:outline-level="3">4.4 Συνοπτική αναφορά ελέγχου</text:h>
      <text:p text:style-name="P2">a. <text:span text:style-name="Strong_20_Emphasis">Ανά λάθος</text:span></text:p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16">ID </text:p>
          </table:table-cell>
          <table:table-cell table:style-name="Table3.A1" office:value-type="string">
            <text:p text:style-name="P16">Κρισιμότητα </text:p>
          </table:table-cell>
          <table:table-cell table:style-name="Table3.A1" office:value-type="string">
            <text:p text:style-name="P16">Έκδοση </text:p>
          </table:table-cell>
          <table:table-cell table:style-name="Table3.A1" office:value-type="string">
            <text:p text:style-name="P16">Εντοπίστηκε </text:p>
          </table:table-cell>
          <table:table-cell table:style-name="Table3.E1" office:value-type="string">
            <text:p text:style-name="P16">Τύπος </text:p>
          </table:table-cell>
        </table:table-row>
        <table:table-row>
          <table:table-cell table:style-name="Table3.A2" office:value-type="string">
            <text:p text:style-name="P16">#001 </text:p>
          </table:table-cell>
          <table:table-cell table:style-name="Table3.A2" office:value-type="string">
            <text:p text:style-name="P16">Υψηλή </text:p>
          </table:table-cell>
          <table:table-cell table:style-name="Table3.A2" office:value-type="string">
            <text:p text:style-name="P16">v0.9 </text:p>
          </table:table-cell>
          <table:table-cell table:style-name="Table3.A2" office:value-type="string">
            <text:p text:style-name="P16">24/4 </text:p>
          </table:table-cell>
          <table:table-cell table:style-name="Table3.E2" office:value-type="string">
            <text:p text:style-name="P16">Validation </text:p>
          </table:table-cell>
        </table:table-row>
      </table:table>
      <text:p text:style-name="P9"/>
      <text:p text:style-name="P2">b. <text:span text:style-name="Strong_20_Emphasis">Γράφημα σφαλμάτων ανά σοβαρότητα</text:span><text:line-break/>(π.χ. bar chart)</text:p>
      <text:p text:style-name="P2">c. <text:span text:style-name="Strong_20_Emphasis">Σφάλματα ανά ημέρα</text:span><text:line-break/>(π.χ. γραμμικό διάγραμμα)</text:p>
      <text:p text:style-name="P2">d. <text:span text:style-name="Strong_20_Emphasis">Πυκνότητα λαθών</text:span><text:line-break/>π.χ. <text:span text:style-name="Source_20_Text">7 σφάλματα / 300 γραμμές κώδικα</text:span></text:p>
      <text:p text:style-name="P2">e. <text:span text:style-name="Strong_20_Emphasis">Αποδοτικότητα τεστ</text:span><text:line-break/>π.χ. <text:span text:style-name="Source_20_Text">7 σφάλματα / 4 ανθρωποώρες = 1.75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15:26:44.391670600</meta:creation-date>
    <dc:date>2025-04-17T15:39:51.642184600</dc:date>
    <meta:editing-duration>PT2M38S</meta:editing-duration>
    <meta:editing-cycles>1</meta:editing-cycles>
    <meta:document-statistic meta:table-count="3" meta:image-count="0" meta:object-count="0" meta:page-count="3" meta:paragraph-count="82" meta:word-count="354" meta:character-count="2311" meta:non-whitespace-character-count="2037"/>
    <meta:generator>LibreOffice/25.2.2.2$Windows_X86_64 LibreOffice_project/7370d4be9e3cf6031a51beef54ff3bda878e3fac</meta:generator>
  </office:meta>
</office:document-meta>
</file>